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cm" fo:min-width="0.75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5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4cm"/>
      <style:paragraph-properties style:writing-mode="lr-tb"/>
    </style:style>
    <style:style style:name="gr4" style:family="graphic" style:parent-style-name="standard">
      <style:graphic-properties draw:fill-color="#80bfff" draw:textarea-horizontal-align="justify" draw:textarea-vertical-align="middle" draw:auto-grow-height="false" fo:min-height="6cm" fo:min-width="4cm"/>
    </style:style>
    <style:style style:name="gr5" style:family="graphic" style:parent-style-name="standard">
      <style:graphic-properties draw:fill-color="#febf7f" draw:textarea-horizontal-align="justify" draw:textarea-vertical-align="middle" draw:auto-grow-height="false" fo:min-height="6cm" fo:min-width="4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2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3.75cm"/>
      <style:paragraph-properties style:writing-mode="lr-tb"/>
    </style:style>
    <style:style style:name="gr8" style:family="graphic" style:parent-style-name="standard">
      <style:graphic-properties draw:fill-color="#a5a5a5" draw:textarea-horizontal-align="justify" draw:textarea-vertical-align="middle" draw:auto-grow-height="false" fo:min-height="0.5cm" fo:min-width="0.875cm"/>
      <style:paragraph-properties style:writing-mode="lr-tb"/>
    </style:style>
    <style:style style:name="gr9" style:family="graphic" style:parent-style-name="standard">
      <style:graphic-properties draw:fill-color="#007ffe" draw:textarea-horizontal-align="justify" draw:textarea-vertical-align="middle" draw:auto-grow-height="false" fo:min-height="0.5cm" fo:min-width="0.875cm"/>
      <style:paragraph-properties style:writing-mode="lr-tb"/>
    </style:style>
    <style:style style:name="gr10" style:family="graphic" style:parent-style-name="standard">
      <style:graphic-properties draw:fill-color="#0000ff" draw:textarea-horizontal-align="justify" draw:textarea-vertical-align="middle" draw:auto-grow-height="false" fo:min-height="0.5cm" fo:min-width="0.875cm"/>
      <style:paragraph-properties style:writing-mode="lr-tb"/>
    </style:style>
    <style:style style:name="gr11" style:family="graphic" style:parent-style-name="standard">
      <style:graphic-properties draw:fill-color="#fe7f00" draw:textarea-horizontal-align="justify" draw:textarea-vertical-align="middle" draw:auto-grow-height="false" fo:min-height="0.5cm" fo:min-width="0.875cm"/>
      <style:paragraph-properties style:writing-mode="lr-tb"/>
    </style:style>
    <style:style style:name="gr12" style:family="graphic" style:parent-style-name="standard">
      <style:graphic-properties draw:fill-color="#ff0000" draw:textarea-horizontal-align="justify" draw:textarea-vertical-align="middle" draw:auto-grow-height="false" fo:min-height="0.5cm" fo:min-width="0.87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14.7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cm" fo:min-width="3.7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0bfff"/>
      <style:paragraph-properties fo:text-align="center"/>
    </style:style>
    <style:style style:name="P4" style:family="paragraph">
      <loext:graphic-properties draw:fill-color="#febf7f"/>
      <style:paragraph-properties fo:text-align="center"/>
    </style:style>
    <style:style style:name="P5" style:family="paragraph">
      <loext:graphic-properties draw:fill-color="#a5a5a5"/>
      <style:paragraph-properties fo:text-align="center"/>
    </style:style>
    <style:style style:name="P6" style:family="paragraph">
      <loext:graphic-properties draw:fill-color="#007ffe"/>
      <style:paragraph-properties fo:text-align="center"/>
    </style:style>
    <style:style style:name="P7" style:family="paragraph">
      <loext:graphic-properties draw:fill-color="#0000ff"/>
      <style:paragraph-properties fo:text-align="center"/>
    </style:style>
    <style:style style:name="P8" style:family="paragraph">
      <loext:graphic-properties draw:fill-color="#fe7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1.25cm" svg:height="1.25cm" svg:x="7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8.25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9.5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10.75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12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7cm" svg:y="6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8.25cm" svg:y="6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9.5cm" svg:y="6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10.75cm" svg:y="6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12cm" svg:y="6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7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8.2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9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10.7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12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7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8.25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9.5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10.75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12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7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8.2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9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10.7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5cm" svg:height="1.25cm" svg:x="12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5cm" svg:height="1cm" svg:x="7cm" svg:y="4.5cm">
          <text:p text:style-name="P2">Recip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1cm" svg:x="2.5cm" svg:y="4.5cm">
          <text:p text:style-name="P2">Inpu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1cm" svg:x="13.25cm" svg:y="4.5cm">
          <text:p text:style-name="P2">Outpu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cm" svg:height="6.25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5cm" svg:height="6.25cm" draw:transform="skewX (0.00314159265358979) translate (13.269cm 5.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5cm" svg:height="1cm" svg:x="2.5cm" svg:y="11.75cm">
          <text:p text:style-name="P2">U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5cm" svg:height="1cm" svg:x="8cm" svg:y="11.75cm">
          <text:p text:style-name="P2">L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5cm" svg:height="1cm" svg:x="5.25cm" svg:y="11.75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5cm" svg:height="1cm" svg:x="10.75cm" svg:y="11.75cm">
          <text:p text:style-name="P2">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1cm" svg:x="13.5cm" svg:y="11.75cm">
          <text:p text:style-name="P2">LNtework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375cm" svg:height="0.75cm" svg:x="2.5cm" svg:y="12.75cm">
          <text:p text:style-name="P2">N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375cm" svg:height="0.75cm" svg:x="2.5cm" svg:y="13.5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75cm" svg:height="0.75cm" svg:x="2.5cm" svg:y="14.25cm">
          <text:p text:style-name="P2">AI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375cm" svg:height="0.75cm" svg:x="3.875cm" svg:y="12.75cm">
          <text:p text:style-name="P2">N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375cm" svg:height="0.75cm" svg:x="3.875cm" svg:y="13.5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375cm" svg:height="0.75cm" svg:x="3.875cm" svg:y="14.25cm">
          <text:p text:style-name="P2">AO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375cm" svg:height="0.75cm" svg:x="5.25cm" svg:y="12.75cm">
          <text:p text:style-name="P2">N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375cm" svg:height="0.75cm" svg:x="5.25cm" svg:y="13.5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75cm" svg:height="0.75cm" svg:x="5.25cm" svg:y="14.25cm">
          <text:p text:style-name="P2">AI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375cm" svg:height="0.75cm" svg:x="6.625cm" svg:y="12.75cm">
          <text:p text:style-name="P2">N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375cm" svg:height="0.75cm" svg:x="6.625cm" svg:y="13.5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375cm" svg:height="0.75cm" svg:x="6.625cm" svg:y="14.25cm">
          <text:p text:style-name="P2">AO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375cm" svg:height="0.75cm" svg:x="8cm" svg:y="12.75cm">
          <text:p text:style-name="P2">N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375cm" svg:height="0.75cm" svg:x="8cm" svg:y="13.5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75cm" svg:height="0.75cm" svg:x="8cm" svg:y="14.25cm">
          <text:p text:style-name="P2">AI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375cm" svg:height="0.75cm" svg:x="9.375cm" svg:y="12.75cm">
          <text:p text:style-name="P2">N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375cm" svg:height="0.75cm" svg:x="9.375cm" svg:y="13.5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375cm" svg:height="0.75cm" svg:x="9.375cm" svg:y="14.25cm">
          <text:p text:style-name="P2">AO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375cm" svg:height="0.75cm" svg:x="10.75cm" svg:y="12.75cm">
          <text:p text:style-name="P2">N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375cm" svg:height="0.75cm" svg:x="10.75cm" svg:y="13.5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75cm" svg:height="0.75cm" svg:x="10.75cm" svg:y="14.25cm">
          <text:p text:style-name="P2">AI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375cm" svg:height="0.75cm" svg:x="12.125cm" svg:y="12.75cm">
          <text:p text:style-name="P2">N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375cm" svg:height="0.75cm" svg:x="12.125cm" svg:y="13.5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375cm" svg:height="0.75cm" svg:x="12.125cm" svg:y="14.25cm">
          <text:p text:style-name="P2">AO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5.25cm" svg:height="1cm" svg:x="2.5cm" svg:y="3.5cm">
          <text:p text:style-name="P2">AutoAssembler Mk3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25cm" svg:height="2.25cm" svg:x="13.5cm" svg:y="12.75cm">
          <text:p text:style-name="P2">Awaiting 3</text:p>
          <text:p text:style-name="P2">Running 10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03T09:18:18.083000000</meta:creation-date>
    <dc:date>2021-05-03T09:36:38.384000000</dc:date>
    <meta:editing-duration>PT7M50S</meta:editing-duration>
    <meta:editing-cycles>1</meta:editing-cycles>
    <meta:document-statistic meta:object-count="61"/>
    <meta:generator>LibreOffice/7.1.1.2$Windows_X86_64 LibreOffice_project/fe0b08f4af1bacafe4c7ecc87ce55bb426164676</meta:generator>
  </office:meta>
</office:document-meta>
</file>